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751109646F8DE0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Bitstream Vera Sans" svg:font-family="'Bitstream Vera Sans'" style:font-pitch="variable"/>
    <style:font-face style:name="Tahoma" svg:font-family="Tahoma, 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P1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paragraph-rsid="0013644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13644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paragraph-rsid="0013644f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13644f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13644f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3644f" style:font-size-asian="18pt" style:font-weight-asian="bold" style:font-size-complex="18pt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paragraph-rsid="0013644f" style:font-size-asian="20pt" style:font-weight-asian="bold" style:font-size-complex="20pt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rsid="0013644f" officeooo:paragraph-rsid="0013644f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13644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3eedf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officeooo:paragraph-rsid="0013644f" style:font-size-asian="20pt" style:font-weight-asian="bold" style:font-size-complex="20pt"/>
    </style:style>
    <style:style style:name="P18" style:family="paragraph" style:parent-style-name="Text_20_body">
      <style:text-properties style:font-name="Arial" fo:font-weight="bold" officeooo:rsid="0078d1d7" officeooo:paragraph-rsid="0013644f" style:font-weight-asian="bold"/>
    </style:style>
    <style:style style:name="P19" style:family="paragraph" style:parent-style-name="Heading_20_2">
      <style:paragraph-properties fo:break-before="page"/>
      <style:text-properties style:font-name="Arial" fo:font-size="14pt" fo:font-weight="bold" officeooo:rsid="00307399" officeooo:paragraph-rsid="0013644f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color="#000080" style:font-name="Arial" fo:font-size="11pt" officeooo:paragraph-rsid="0013644f" style:font-size-asian="11pt" style:font-size-complex="11pt"/>
    </style:style>
    <style:style style:name="T1" style:family="text">
      <style:text-properties officeooo:rsid="00202652"/>
    </style:style>
    <style:style style:name="T2" style:family="text">
      <style:text-properties officeooo:rsid="0037fed6"/>
    </style:style>
    <style:style style:name="T3" style:family="text">
      <style:text-properties officeooo:rsid="00307399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style:font-name="Ubuntu Mono" fo:font-weight="bold" officeooo:rsid="00307399" style:font-weight-asian="bold" style:font-weight-complex="bold"/>
    </style:style>
    <style:style style:name="T6" style:family="text">
      <style:text-properties style:font-name="Ubuntu Mono" fo:font-weight="bold" officeooo:rsid="004c8103" style:font-weight-asian="bold" style:font-weight-complex="bold"/>
    </style:style>
    <style:style style:name="T7" style:family="text">
      <style:text-properties style:font-name="Ubuntu Mono" fo:font-weight="bold" officeooo:rsid="003c382b" style:font-weight-asian="bold" style:font-weight-complex="bold"/>
    </style:style>
    <style:style style:name="T8" style:family="text">
      <style:text-properties style:font-name="Ubuntu Mono" fo:font-weight="bold" officeooo:rsid="003c465f" style:font-weight-asian="bold" style:font-weight-complex="bold"/>
    </style:style>
    <style:style style:name="T9" style:family="text">
      <style:text-properties style:font-name="Ubuntu Mono" fo:font-weight="bold" officeooo:rsid="00327754" style:font-weight-asian="bold" style:font-weight-complex="bold"/>
    </style:style>
    <style:style style:name="T10" style:family="text">
      <style:text-properties style:font-name="Ubuntu Mono" fo:font-weight="bold" officeooo:rsid="0052d2fe" style:font-weight-asian="bold" style:font-weight-complex="bold"/>
    </style:style>
    <style:style style:name="T11" style:family="text">
      <style:text-properties style:font-name="Ubuntu Mono" fo:font-weight="bold" officeooo:rsid="005731cd" style:font-weight-asian="bold" style:font-weight-complex="bold"/>
    </style:style>
    <style:style style:name="T12" style:family="text">
      <style:text-properties style:font-name="Ubuntu Mono" officeooo:rsid="002d07dc"/>
    </style:style>
    <style:style style:name="T13" style:family="text">
      <style:text-properties fo:color="#800000" officeooo:rsid="00307399"/>
    </style:style>
    <style:style style:name="T14" style:family="text">
      <style:text-properties fo:color="#800000" fo:font-weight="bold" officeooo:rsid="00307399" style:font-weight-asian="bold" style:font-weight-complex="bold"/>
    </style:style>
    <style:style style:name="T15" style:family="text">
      <style:text-properties fo:color="#800000" fo:font-weight="bold" officeooo:rsid="00321695" style:font-weight-asian="bold" style:font-weight-complex="bold"/>
    </style:style>
    <style:style style:name="T16" style:family="text">
      <style:text-properties fo:color="#800000" officeooo:rsid="004c8103"/>
    </style:style>
    <style:style style:name="T17" style:family="text">
      <style:text-properties fo:color="#800000" style:font-name="Ubuntu Mono" fo:font-weight="bold" style:font-weight-asian="bold" style:font-weight-complex="bold"/>
    </style:style>
    <style:style style:name="T18" style:family="text">
      <style:text-properties fo:color="#800000" style:font-name="Ubuntu Mono" fo:font-weight="bold" officeooo:rsid="0052d2fe" style:font-weight-asian="bold" style:font-weight-complex="bold"/>
    </style:style>
    <style:style style:name="T19" style:family="text">
      <style:text-properties officeooo:rsid="0025f1c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5f1ca" style:font-weight-asian="bold" style:font-weight-complex="bold"/>
    </style:style>
    <style:style style:name="T22" style:family="text">
      <style:text-properties fo:font-weight="bold" officeooo:rsid="0027c95e" style:font-weight-asian="bold" style:font-weight-complex="bold"/>
    </style:style>
    <style:style style:name="T23" style:family="text">
      <style:text-properties fo:font-weight="bold" officeooo:rsid="00321695" style:font-weight-asian="bold" style:font-weight-complex="bold"/>
    </style:style>
    <style:style style:name="T24" style:family="text">
      <style:text-properties fo:font-weight="bold" officeooo:rsid="004c8103" style:font-weight-asian="bold" style:font-weight-complex="bold"/>
    </style:style>
    <style:style style:name="T25" style:family="text">
      <style:text-properties fo:font-weight="bold" officeooo:rsid="002d07dc" style:font-weight-asian="bold" style:font-weight-complex="bold"/>
    </style:style>
    <style:style style:name="T26" style:family="text">
      <style:text-properties fo:font-weight="bold" officeooo:rsid="0017a955" style:font-weight-asian="bold" style:font-weight-complex="bold"/>
    </style:style>
    <style:style style:name="T27" style:family="text">
      <style:text-properties officeooo:rsid="003145e6"/>
    </style:style>
    <style:style style:name="T28" style:family="text">
      <style:text-properties officeooo:rsid="00494bf9"/>
    </style:style>
    <style:style style:name="T29" style:family="text">
      <style:text-properties officeooo:rsid="003c382b"/>
    </style:style>
    <style:style style:name="T30" style:family="text">
      <style:text-properties officeooo:rsid="0052d2fe"/>
    </style:style>
    <style:style style:name="T31" style:family="text">
      <style:text-properties officeooo:rsid="0027c95e"/>
    </style:style>
    <style:style style:name="T32" style:family="text">
      <style:text-properties officeooo:rsid="00321695"/>
    </style:style>
    <style:style style:name="T33" style:family="text">
      <style:text-properties officeooo:rsid="003c465f"/>
    </style:style>
    <style:style style:name="T34" style:family="text">
      <style:text-properties officeooo:rsid="00327754"/>
    </style:style>
    <style:style style:name="T35" style:family="text">
      <style:text-properties officeooo:rsid="004c8103"/>
    </style:style>
    <style:style style:name="T36" style:family="text">
      <style:text-properties officeooo:rsid="005731cd"/>
    </style:style>
    <style:style style:name="T37" style:family="text">
      <style:text-properties officeooo:rsid="002b14a9"/>
    </style:style>
    <style:style style:name="T38" style:family="text">
      <style:text-properties officeooo:rsid="002d07dc"/>
    </style:style>
    <style:style style:name="T39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40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41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2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43" style:family="text">
      <style:text-properties fo:color="#980000" style:font-name="Arial" fo:font-size="8pt" fo:font-weight="bold" officeooo:rsid="0013eedf" style:font-name-asian="Arial" style:font-size-asian="8pt" style:font-weight-asian="bold" style:font-name-complex="Arial" style:font-size-complex="8pt" style:font-weight-complex="bold"/>
    </style:style>
    <style:style style:name="T4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5" style:family="text">
      <style:text-properties officeooo:rsid="0017a95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RDE</text:span>. IES Haría</text:p>
      <text:p text:style-name="P13">UT<text:span text:style-name="T1">7</text:span>. Actividad <text:span text:style-name="T2">de recuperación</text:span></text:p>
      <text:p text:style-name="P14">Parte 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Prueba </text:span>Práctica</text:p>
      <text:p text:style-name="P11">Capa de aplicación</text:p>
      <text:p text:style-name="P12"/>
      <text:p text:style-name="P12"/>
      <text:p text:style-name="P9"/>
      <text:p text:style-name="P9"/>
      <text:p text:style-name="P9"/>
      <text:h text:style-name="P19" text:outline-level="2">FTP</text:h>
      <text:p text:style-name="P18"/>
      <text:p text:style-name="P2"><text:span text:style-name="T3">Utilizando la utilidad </text:span><text:span text:style-name="T5">ftp</text:span><text:span text:style-name="T3"> o </text:span><text:span text:style-name="T5">lftp</text:span><text:span text:style-name="T3"> r</text:span>ealiza las siguientes acciones <text:span text:style-name="T3">e indica, en cada apartado, los comandos ejecutados. Comprueba en cada caso que el resultado es el esperado y </text:span><text:span text:style-name="T13">no olvides que tienes que incluir </text:span><text:span text:style-name="T14">todos los comandos ejecutados </text:span><text:span text:style-name="T16">y el resultado de la ejecución de los mismos</text:span><text:span text:style-name="T3"> (por supuesto en el mismo orden que los ejecutas)</text:span>: </text:p>
      <text:p text:style-name="P2"/>
      <text:p text:style-name="P2"><text:span text:style-name="T1">1</text:span>) <text:span text:style-name="T19"><text:s/>Conecta al servidor </text:span><text:span text:style-name="T21">nas</text:span><text:span text:style-name="T19"> de clase por </text:span><text:span text:style-name="T21">ftp</text:span><text:span text:style-name="T19"> utilizando el usuario </text:span><text:span text:style-name="T21">generico. </text:span><text:span text:style-name="T45">Activa el </text:span><text:span text:style-name="T26">modo pasivo</text:span><text:span text:style-name="T45">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2"/>
      <text:p text:style-name="P3">2) Accede a la carpeta <text:span text:style-name="T4">intercambio </text:span><text:span text:style-name="T27">y una vez dentro a</text:span>ccede a la carpeta <text:span text:style-name="T6">recuperacion-</text:span><text:span text:style-name="T7">ft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</table:table-cell>
        </table:table-row>
      </table:table>
      <text:p text:style-name="P8"/>
      <text:p text:style-name="P3"/>
      <text:p text:style-name="P3"><text:span text:style-name="T28">3</text:span>) Crea dentro de esta la carpeta <text:span text:style-name="T17">nombre</text:span> donde <text:span text:style-name="T17">nombre</text:span> <text:span text:style-name="T29">es </text:span>tu nombre <text:span text:style-name="T30">en minúscula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</table:table-cell>
        </table:table-row>
      </table:table>
      <text:p text:style-name="P3"/>
      <text:p text:style-name="P4"><text:span text:style-name="T28">4</text:span>) <text:span text:style-name="T31">Crea </text:span><text:span text:style-name="T22">localmente</text:span><text:span text:style-name="T31"> en tu equipo la carpeta de nombre </text:span><text:span text:style-name="T6">rec-</text:span><text:span text:style-name="T8">local</text:span><text:span text:style-name="T31"> en tu carpeta de usuario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/>
          </table:table-cell>
        </table:table-row>
      </table:table>
      <text:p text:style-name="P3"/>
      <text:p text:style-name="P5"/>
      <text:p text:style-name="P5"><text:span text:style-name="T28">5</text:span>) <text:span text:style-name="T32">Crea </text:span><text:span text:style-name="T15">dentro de tu carpeta</text:span><text:span text:style-name="T32"> en el </text:span><text:span text:style-name="T23">servidor</text:span><text:span text:style-name="T32"> una carpeta que se llame <text:s/></text:span><text:span text:style-name="T6">practica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/>
          </table:table-cell>
        </table:table-row>
      </table:table>
      <text:p text:style-name="P5"/>
      <text:p text:style-name="P5"/>
      <text:p text:style-name="P6"><text:span text:style-name="T28">6</text:span>) <text:span text:style-name="T33">Crea localmente las carpetas </text:span><text:span text:style-name="T6">temp</text:span><text:span text:style-name="T33"> e </text:span><text:span text:style-name="T8">imagenes</text:span><text:span text:style-name="T33"> dentro de la carpeta </text:span><text:span text:style-name="T6">rec</text:span><text:span text:style-name="T8">-local</text:span><text:span text:style-name="T33"> y accede a ell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/>
          </table:table-cell>
        </table:table-row>
      </table:table>
      <text:p text:style-name="P5"/>
      <text:p text:style-name="P15"/>
      <text:p text:style-name="P2"><text:span text:style-name="T28">7) Utilizando el comando touch crea localmente, en la carpeta </text:span><text:span text:style-name="T6">temp</text:span><text:span text:style-name="T34">, tres ficheros con los nombre </text:span><text:span text:style-name="T6">ut3-a1.</text:span><text:span text:style-name="T9">txt, </text:span><text:span text:style-name="T6">ut7-a7.odt, </text:span><text:span text:style-name="T10">ut5-a5.txt</text:span><text:span text:style-name="T9"> y </text:span><text:span text:style-name="T6">ut5-a5</text:span><text:span text:style-name="T9">.odt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0"/>
          </table:table-cell>
        </table:table-row>
      </table:table>
      <text:p text:style-name="P2"/>
      <text:p text:style-name="P2"><text:span text:style-name="T28">8</text:span>) <text:span text:style-name="T35">Haz una </text:span><text:span text:style-name="T24">captura de pantalla</text:span><text:span text:style-name="T35"> en la que se muestra como ejecutas el/los comandos del apartado anterior y guárdala con el nombre </text:span><text:span text:style-name="T6">captura_touch.png</text:span><text:span text:style-name="T35"> en la carpeta </text:span><text:span text:style-name="T11">imagenes</text:span><text:span text:style-name="T35"> local creada en el apartado 6.</text:span></text:p>
      <text:p text:style-name="P2"/>
      <text:p text:style-name="P2"><text:span text:style-name="T35">9) Sube los archivos con extensión </text:span><text:span text:style-name="T6">txt </text:span><text:span text:style-name="T35">y la captura de pantalla </text:span><text:span text:style-name="T6">captura_touch.png</text:span><text:span text:style-name="T35"> a la carpeta </text:span><text:span text:style-name="T6">practicas</text:span><text:span text:style-name="T33"> del 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0"/>
          </table:table-cell>
        </table:table-row>
      </table:table>
      <text:p text:style-name="P2"/>
      <text:p text:style-name="P2"><text:span text:style-name="T35">10)</text:span> Elimina todos los <text:span text:style-name="T20">archivos</text:span> y <text:span text:style-name="T20">carpetas</text:span> que crea<text:span text:style-name="T35">ste</text:span> en <text:span text:style-name="T36">la carpeta </text:span><text:span text:style-name="T11">temp</text:span><text:span text:style-name="T36"> d</text:span>el <text:span text:style-name="T37">equipo local</text:span>.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0"/>
          </table:table-cell>
        </table:table-row>
      </table:table>
      <text:p text:style-name="P7"/>
      <text:p text:style-name="P7"><text:span text:style-name="T35">11</text:span>) Elimina <text:span text:style-name="T30">solo </text:span>los <text:span text:style-name="T20">archivos</text:span> <text:span text:style-name="T30">con extensión </text:span><text:span text:style-name="T10">txt</text:span><text:span text:style-name="T30"> que subiste al servidor</text:span>. 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20"/>
          </table:table-cell>
        </table:table-row>
      </table:table>
      <text:p text:style-name="P7"/>
      <text:p text:style-name="P7"/>
      <text:p text:style-name="P7"><text:span text:style-name="T30">12) </text:span>Cierra la conexión con el comando <text:span text:style-name="T4">close</text:span><text:span text:style-name="T20"> </text:span>y ejecuta <text:span text:style-name="T4">exit</text:span><text:span text:style-name="T20"> </text:span><text:span text:style-name="T38">(o </text:span><text:span text:style-name="T12">quit</text:span><text:span text:style-name="T38">)</text:span><text:span text:style-name="T25"> </text:span>para salir del <text:span text:style-name="T38">programa </text:span>cliente de FTP<text:span text:style-name="T20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Bitstream Vera Sans" svg:font-family="'Bitstream Vera Sans'" style:font-pitch="variable"/>
    <style:font-face style:name="Tahoma" svg:font-family="Tahoma, 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default-outline-level="2" style:class="text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3eedf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3eed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. </text:span><text:span text:style-name="MT5">Parte I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751109646F8DE08B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48:38.535295003</meta:creation-date>
    <dc:date>2018-05-23T20:07:14.042890268</dc:date>
    <meta:editing-duration>PT18M33S</meta:editing-duration>
    <meta:editing-cycles>4</meta:editing-cycles>
    <meta:generator>LibreOffice/6.0.2.1$Linux_X86_64 LibreOffice_project/00m0$Build-1</meta:generator>
    <meta:document-statistic meta:table-count="10" meta:image-count="1" meta:object-count="0" meta:page-count="3" meta:paragraph-count="20" meta:word-count="298" meta:character-count="1756" meta:non-whitespace-character-count="1472"/>
  </office:meta>
</office:document-meta>
</file>